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4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27.3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9:Sheet1.C19 Sheet1.C24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1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3:Sheet1.C2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16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0:39:50.0612232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8T00:50:48.295277378</dc:date>
    <meta:editing-duration>PT8H54M57S</meta:editing-duration>
    <meta:editing-cycles>57</meta:editing-cycles>
    <meta:generator>LibreOffice/7.3.1.3$Linux_X86_64 LibreOffice_project/30$Build-3</meta:generator>
    <meta:document-statistic meta:table-count="1" meta:cell-count="188" meta:object-count="0"/>
  </office:meta>
</office:document-meta>
</file>